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6ff99" fo:border="0.74pt solid #000000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Libcloud</text:p>
          </table:table-cell>
          <table:table-cell table:style-name="ce3" office:value-type="string" calcext:value-type="string">
            <text:p>jClouds</text:p>
          </table:table-cell>
          <table:table-cell table:style-name="ce3" office:value-type="string" calcext:value-type="string">
            <text:p>fog</text:p>
          </table:table-cell>
          <table:table-cell table:style-name="ce3" office:value-type="string" calcext:value-type="string">
            <text:p>pkgcloud</text:p>
          </table:table-cell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style-name="ce3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Abiquo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cextremeAuroraComput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zure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Blue Block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rightbox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Frame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Sigma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loudStack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loudwat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igitalOcean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Docker</text:p>
          </table:table-cell>
          <table:table-cell table:style-name="ce5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imensionDat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reamhos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mazon</text:p>
          </table:table-cell>
          <table:table-cell table:style-name="ce4"/>
          <table:table-cell table:style-name="ce3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nomaly Elastic Computing Platform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lasticHost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ucalypt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x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andi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o2Cloud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Google Compute Engine</text:p>
          </table:table-cell>
          <table:table-cell table:style-name="ce4" table:number-columns-repeated="3"/>
          <table:table-cell table:style-name="ce3"/>
        </table:table-row>
        <table:table-row table:style-name="ro1">
          <table:table-cell table:style-name="ce1" office:value-type="string" calcext:value-type="string">
            <text:p>GoGri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HostVirtua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P Public Cloud (helion)</text:p>
          </table:table-cell>
          <table:table-cell table:style-name="ce4"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IBM SmartCloud Enterpris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ko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oyent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Kili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TU Public 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bvir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nod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epho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mbus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nefol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Hosting</text:p>
          </table:table-cell>
          <table:table-cell table:style-name="ce6"/>
          <table:table-cell table:style-name="ce4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OnApp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Nebula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penStack</text:p>
          </table:table-cell>
          <table:table-cell table:style-name="ce4"/>
          <table:table-cell table:style-name="ce3" table:number-columns-repeated="2"/>
          <table:table-cell table:style-name="ce4"/>
        </table:table-row>
        <table:table-row table:style-name="ro1">
          <table:table-cell table:style-name="ce1" office:value-type="string" calcext:value-type="string">
            <text:p>Opsourc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utscal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rofitBricks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Rackspace Cloud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imuHosting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unAbov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rverLove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kalicloud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oftLayer</text:p>
          </table:table-cell>
          <table:table-cell table:style-name="ce4" table:number-columns-repeated="2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v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CL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oxel VoxCLOUD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ps.net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mware vSphere</text:p>
          </table:table-cell>
          <table:table-cell table:style-name="ce4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ultr</text:p>
          </table:table-cell>
          <table:table-cell table:style-name="ce4"/>
          <table:table-cell table:style-name="ce3" table:number-columns-repeated="3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1:13:46.640000000</meta:creation-date>
    <dc:date>2015-09-25T11:39:21.529000000</dc:date>
    <meta:editing-duration>PT25M32S</meta:editing-duration>
    <meta:editing-cycles>7</meta:editing-cycles>
    <meta:generator>LibreOffice/5.0.1.2$Windows_X86_64 LibreOffice_project/81898c9f5c0d43f3473ba111d7b351050be20261</meta:generator>
    <meta:document-statistic meta:table-count="1" meta:cell-count="59" meta:object-count="0"/>
  </office:meta>
</office:document-meta>
</file>